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434343"/>
    </style:style>
    <style:style style:name="P2" style:family="paragraph" style:parent-style-name="Standard">
      <style:text-properties fo:color="#434343" fo:font-style="italic" style:font-style-asian="italic"/>
    </style:style>
    <style:style style:name="P3" style:family="paragraph" style:parent-style-name="Standard">
      <style:text-properties fo:color="#434343"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5in" fo:margin-right="0in" fo:text-indent="0in" style:auto-text-indent="false"/>
      <style:text-properties fo:color="#434343"/>
    </style:style>
    <style:style style:name="P7" style:family="paragraph" style:parent-style-name="Standard">
      <style:paragraph-properties fo:margin-left="0in" fo:margin-right="0in" fo:text-indent="0in" style:auto-text-indent="false"/>
    </style:style>
    <style:style style:name="P8" style:family="paragraph" style:parent-style-name="Standard" style:master-page-name="Standard">
      <style:paragraph-properties style:page-number="1"/>
    </style:style>
    <style:style style:name="T1" style:family="text">
      <style:text-properties fo:color="#434343" fo:font-weight="bold" style:font-weight-asian="bold"/>
    </style:style>
    <style:style style:name="T2" style:family="text">
      <style:text-properties fo:color="#434343"/>
    </style:style>
    <style:style style:name="T3" style:family="text">
      <style:text-properties fo:color="#434343" fo:font-style="italic" style:font-style-asian="italic"/>
    </style:style>
    <style:style style:name="T4" style:family="text">
      <style:text-properties fo:color="#434343" style:text-underline-style="solid" style:text-underline-width="auto" style:text-underline-color="font-color" fo:font-weight="bold" style:font-weight-asian="bold"/>
    </style:style>
    <style:style style:name="T5" style:family="text">
      <style:text-properties fo:color="#434343" style:text-underline-style="solid" style:text-underline-width="auto" style:text-underline-color="font-color"/>
    </style:style>
    <style:style style:name="T6" style:family="text">
      <style:text-properties fo:color="#434343" fo:font-size="10pt" fo:font-weight="bold" style:font-size-asian="10pt" style:font-weight-asian="bold"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Definition Behavior Studies</text:span></text:p>
      <text:p text:style-name="P1"/>
      <text:p text:style-name="Standard"><text:span text:style-name="T2">This is an inquiry based approach (learn by asking questions): What is the agenda? What are the goals, and modus operandi? What is the goals-means-method statement?</text:span></text:p>
      <text:p text:style-name="P1"/>
      <text:p text:style-name="Standard"><text:span text:style-name="T2">This is an explanation of an interdisciplinary study, part Computer Science, statistical process analysis, hypothesis testing, Data Science, religious studies, ethics and Mindfulness. Definition Studies is the field of study relating to the behavior of definitions (in particular, collapse behaviors in a context of general system collapse). </text:span></text:p>
      <text:p text:style-name="P1"/>
      <text:p text:style-name="Standard"><text:span text:style-name="T1">Goals: "We-can" statements:</text:span></text:p>
      <text:p text:style-name="Standard"><text:span text:style-name="T2">We can succeed. </text:span></text:p>
      <text:p text:style-name="Standard"><text:span text:style-name="T2">We can understand what's wrong.</text:span></text:p>
      <text:p text:style-name="Standard"><text:span text:style-name="T2">We can make things work. </text:span></text:p>
      <text:p text:style-name="Standard"><text:span text:style-name="T2">We can fix what is broken. </text:span></text:p>
      <text:p text:style-name="Standard"><text:span text:style-name="T2">We can use non-automatically lost skills.</text:span></text:p>
      <text:p text:style-name="Standard"><text:span text:style-name="T2">We can generalize STEM.</text:span></text:p>
      <text:p text:style-name="Standard"><text:span text:style-name="T2">We can generalize system collapse.</text:span></text:p>
      <text:p text:style-name="Standard"><text:span text:style-name="T2">We can generalize participation.</text:span></text:p>
      <text:p text:style-name="Standard"><text:span text:style-name="T2">We can generalize projects.</text:span></text:p>
      <text:p text:style-name="Standard"><text:span text:style-name="T2">We can generalize object-relationship-spaces.</text:span></text:p>
      <text:p text:style-name="Standard"><text:span text:style-name="T2">We can use STEM to connect signals and reality.</text:span></text:p>
      <text:p text:style-name="Standard"><text:span text:style-name="T2">We can connect STEM project management and ethics.</text:span></text:p>
      <text:p text:style-name="Standard"><text:span text:style-name="T2">We can use intersection-interlocking-interconnecting areas.</text:span></text:p>
      <text:p text:style-name="Standard"><text:soft-page-break/><text:span text:style-name="T2">We can communicate, learn, and solve problems.</text:span></text:p>
      <text:p text:style-name="Standard"><text:span text:style-name="T2">We can make progress.</text:span></text:p>
      <text:p text:style-name="P1"/>
      <text:p text:style-name="Standard"><text:span text:style-name="T2">We can use "low-bar enlightenment." </text:span></text:p>
      <text:p text:style-name="P5"><text:span text:style-name="T2">(Taking 'potentially endless cycles of rebirth due to ignorance' as a metaphor/analogy for project-failure), in a context of projects not failing.)</text:span></text:p>
      <text:p text:style-name="P5"><text:span text:style-name="T2">1. The perception that perception can be fooled in principle and in practice.</text:span></text:p>
      <text:p text:style-name="P5"><text:span text:style-name="T2">2. The perception that learning from failures does not happen automatically (and can, under bad circumstances, indefinitely not-happen).</text:span></text:p>
      <text:p text:style-name="P5"><text:span text:style-name="T2">3. The perception that causality models can be wrong in principle and in practice.</text:span></text:p>
      <text:p text:style-name="P5"><text:span text:style-name="T2">4. The perception that plans/goals can be incorrectly set (so that they fail to be achieved as set).</text:span></text:p>
      <text:p text:style-name="P5"><text:span text:style-name="T2">5. The perception that repeating cycles of failure in practice result from errors in perception and planning (a proverbial 'wheel of samsara') without inevitable-automatic-learning based on that failure.</text:span></text:p>
      <text:p text:style-name="P5"><text:span text:style-name="T2">? (generalize categories of types of systems?)</text:span></text:p>
      <text:p text:style-name="P1"/>
      <text:p text:style-name="Standard"><text:span text:style-name="T2">- we can use system-fitness-health-status-indicators</text:span></text:p>
      <text:p text:style-name="Standard"><text:span text:style-name="T2">- we can generalize system &amp; definition collapse behaviors</text:span></text:p>
      <text:p text:style-name="Standard"><text:span text:style-name="T2">- we can use categories of types of systems</text:span></text:p>
      <text:p text:style-name="Standard"><text:span text:style-name="T2">- we can use nonautomatic learning</text:span></text:p>
      <text:p text:style-name="Standard"><text:span text:style-name="T2">- we can find and fix errors in perception</text:span></text:p>
      <text:p text:style-name="P1"/>
      <text:p text:style-name="Standard"><text:span text:style-name="T2">- we can organize projects</text:span></text:p>
      <text:p text:style-name="Standard"><text:span text:style-name="T2">- we can use clear descriptions</text:span></text:p>
      <text:p text:style-name="Standard"><text:span text:style-name="T2">- we can distinguish short term vs. long term</text:span></text:p>
      <text:p text:style-name="Standard"><text:soft-page-break/><text:span text:style-name="T2">- we can assign roles</text:span></text:p>
      <text:p text:style-name="Standard"><text:span text:style-name="T2">- we can check and verify</text:span></text:p>
      <text:p text:style-name="Standard"><text:span text:style-name="T2">- we can have policies on "errors and mistakes"</text:span></text:p>
      <text:p text:style-name="P1"/>
      <text:p text:style-name="Standard"><text:span text:style-name="T2">- we can improve and cultivate perception by perceiving perception</text:span></text:p>
      <text:p text:style-name="Standard"><text:span text:style-name="T2">- we can prevent future problems</text:span></text:p>
      <text:p text:style-name="Standard"><text:span text:style-name="T2">- we can reverse damage from past problems</text:span></text:p>
      <text:p text:style-name="Standard"><text:span text:style-name="T2">- we can learn from the past</text:span></text:p>
      <text:p text:style-name="Standard"><text:span text:style-name="T2">- we can collect data</text:span></text:p>
      <text:p text:style-name="Standard"><text:span text:style-name="T2">- we can make and use policies</text:span></text:p>
      <text:p text:style-name="Standard"><text:span text:style-name="T2">(We can operationally define 'policy' as algorithms for non-collapse based on dynamics of collapse.)</text:span></text:p>
      <text:p text:style-name="Standard"><text:span text:style-name="T2">- we can make strategies</text:span></text:p>
      <text:p text:style-name="Standard"><text:span text:style-name="T2">- we can make tests</text:span></text:p>
      <text:p text:style-name="Standard"><text:span text:style-name="T2">- we can make operational definitions</text:span></text:p>
      <text:p text:style-name="Standard"><text:span text:style-name="T2">- we can audit</text:span></text:p>
      <text:p text:style-name="Standard"><text:span text:style-name="T2">- we can publish</text:span></text:p>
      <text:p text:style-name="Standard"><text:span text:style-name="T2">- we can act with ethics, empathy and compassion</text:span></text:p>
      <text:p text:style-name="Standard"><text:span text:style-name="T2">- we can follow best practice</text:span></text:p>
      <text:p text:style-name="P1"/>
      <text:p text:style-name="Standard"><text:span text:style-name="T1">We can communicate: </text:span></text:p>
      <text:p text:style-name="P7"><text:span text:style-name="T2">We can communicate across space.</text:span></text:p>
      <text:p text:style-name="P7"><text:soft-page-break/><text:span text:style-name="T2">We can communicate across time.</text:span></text:p>
      <text:p text:style-name="P7"><text:span text:style-name="T2">We can communicate across cultures.</text:span></text:p>
      <text:p text:style-name="P7"><text:span text:style-name="T2">We can communicate across generation-gaps &amp; succession gaps.</text:span></text:p>
      <text:p text:style-name="P7"><text:span text:style-name="T2">We can communicate across languages.</text:span></text:p>
      <text:p text:style-name="P7"><text:span text:style-name="T2">We can communicate across types of participants.</text:span></text:p>
      <text:p text:style-name="P7"><text:span text:style-name="T2">We can communicate across roles.</text:span></text:p>
      <text:p text:style-name="P7"><text:span text:style-name="T2">We can communicate across projects.</text:span></text:p>
      <text:p text:style-name="P7"><text:span text:style-name="T2">We can communicate across media of communication.</text:span></text:p>
      <text:p text:style-name="P6"/>
      <text:p text:style-name="Standard"><text:span text:style-name="T2">- We can understand a spectrum of disinformation and clarification-of-information.</text:span></text:p>
      <text:p text:style-name="Standard"><text:span text:style-name="T2">- We can implement sustainable solutions.</text:span></text:p>
      <text:p text:style-name="Standard"><text:span text:style-name="T2">- We can fix what is broken.</text:span></text:p>
      <text:p text:style-name="Standard"><text:span text:style-name="T2">- We can prevent future problems.</text:span></text:p>
      <text:p text:style-name="Standard"><text:span text:style-name="T2">- We can reverse damage from past problems.</text:span></text:p>
      <text:p text:style-name="Standard"><text:span text:style-name="T2">- We can learn from the past.</text:span></text:p>
      <text:p text:style-name="Standard"><text:span text:style-name="T2">- We can collect data.</text:span></text:p>
      <text:p text:style-name="P1"/>
      <text:p text:style-name="Standard"><text:span text:style-name="T2">We can make/generate/cultivate and use/utilize:</text:span></text:p>
      <text:p text:style-name="Standard"><text:span text:style-name="T2">- We can make and use data.</text:span></text:p>
      <text:p text:style-name="Standard"><text:span text:style-name="T2">- We can make and use policies.</text:span></text:p>
      <text:p text:style-name="Standard"><text:span text:style-name="T2">- We can make and use mandates.</text:span></text:p>
      <text:p text:style-name="Standard"><text:soft-page-break/><text:span text:style-name="T2">- We can make and use strategies.</text:span></text:p>
      <text:p text:style-name="Standard"><text:span text:style-name="T2">- We can make and use tactics.</text:span></text:p>
      <text:p text:style-name="Standard"><text:span text:style-name="T2">- We can make and use tests &amp; evaluations.</text:span></text:p>
      <text:p text:style-name="Standard"><text:span text:style-name="T2">- We can make and use clear functional and operational definitions that keep their meaning over time..</text:span></text:p>
      <text:p text:style-name="P1"/>
      <text:p text:style-name="Standard"><text:span text:style-name="T2">- we can complete/succeed-in/finish projects</text:span></text:p>
      <text:p text:style-name="Standard"><text:span text:style-name="T2">We can meet(/deliver) the needs of the target(/user).</text:span></text:p>
      <text:p text:style-name="Standard"><text:span text:style-name="T2">We can make progress.</text:span></text:p>
      <text:p text:style-name="P1"/>
      <text:p text:style-name="Standard"><text:span text:style-name="T2">We can make progress by using information about the behavior of definitions: This is system and definition behavior studies, the field of study pertaining to the behavior of definitions. </text:span></text:p>
      <text:p text:style-name="P1"/>
      <text:p text:style-name="Standard"><text:span text:style-name="T2">These can-do statements can be seen as instrumentalist modular tool set areas.</text:span></text:p>
      <text:p text:style-name="Standard"><text:span text:style-name="T2">We can add narrative summaries of principles and applications to instrumentalist modular tool set areas.</text:span></text:p>
      <text:p text:style-name="P1"/>
      <text:p text:style-name="P1"/>
      <text:p text:style-name="P1"/>
      <text:p text:style-name="Standard"><text:span text:style-name="T1">Narratives, Principles and Applications:</text:span></text:p>
      <text:p text:style-name="P1"/>
      <text:p text:style-name="Standard"><text:span text:style-name="T2">I have constructed a mnemonic device to cover a narrative survey of principles and applications. </text:span></text:p>
      <text:p text:style-name="Standard"><text:span text:style-name="T2">The main tools that we will use to go through the mnemonic include:</text:span></text:p>
      <text:p text:style-name="P1"/>
      <text:p text:style-name="Standard"><text:soft-page-break/><text:span text:style-name="T2">- (by analogy) perspectograph: non automatically learned skills (context: checking perception, e.g. Vetruvian eggshell) Questions: how do we know if what we are seeing is accurate</text:span></text:p>
      <text:p text:style-name="Standard"><text:span text:style-name="T2">- zooming in, zooming out, </text:span></text:p>
      <text:p text:style-name="Standard"><text:span text:style-name="T2">- maps and flags:</text:span></text:p>
      <text:p text:style-name="Standard"><text:span text:style-name="T2">- hypothetico-deductive testing,</text:span></text:p>
      <text:p text:style-name="Standard"><text:span text:style-name="T2">- clear communication (e.g. STEM and clear communication: Q: How to write good code? A: Communicate.)</text:span></text:p>
      <text:p text:style-name="Standard"><text:span text:style-name="T2">- concrete narratives: stories</text:span></text:p>
      <text:p text:style-name="P1"/>
      <text:p text:style-name="P1"/>
      <text:p text:style-name="P1"/>
      <text:p text:style-name="Standard"><text:span text:style-name="T1">Here is an example of a concrete narrative:</text:span></text:p>
      <text:p text:style-name="Standard"><text:span text:style-name="T2">An ambassador travels to earth from the galaxy of Andromeda: </text:span></text:p>
      <text:p text:style-name="Standard"><text:span text:style-name="T2">And says:</text:span></text:p>
      <text:p text:style-name="Standard"><text:span text:style-name="T3">"Hello, I am an Ambassador.</text:span></text:p>
      <text:p text:style-name="Standard"><text:span text:style-name="T3">And I have traveled to earth from the Galaxy of andromeda.</text:span></text:p>
      <text:p text:style-name="Standard"><text:span text:style-name="T3">In the galaxy of Andromeda we have a large-scale (intergalactic) diverse (multi-species) highly productive community.</text:span></text:p>
      <text:p text:style-name="Standard"><text:span text:style-name="T3">We would like to know if you, homo sapiens and earth, would like to join</text:span></text:p>
      <text:p text:style-name="Standard"><text:span text:style-name="T3">our large-scale (intergalactic), diverse (multi species), highly productive community.</text:span></text:p>
      <text:p text:style-name="Standard"><text:span text:style-name="T3">Here is an application form.</text:span></text:p>
      <text:p text:style-name="Standard"><text:span text:style-name="T3">Please fill it out and tell us what you could bring of value </text:span></text:p>
      <text:p text:style-name="Standard"><text:span text:style-name="T3">to our large-scale (intergalactic), diverse (multi species), highly productive community.</text:span></text:p>
      <text:p text:style-name="Standard"><text:span text:style-name="T3">One more thing:</text:span></text:p>
      <text:p text:style-name="Standard"><text:soft-page-break/><text:span text:style-name="T3">tell us what you know about</text:span></text:p>
      <text:p text:style-name="Standard"><text:span text:style-name="T3">moving water bottles.</text:span></text:p>
      <text:p text:style-name="Standard"><text:span text:style-name="T3">Moving water bottles from one place to another is not a rare and valuable skill.</text:span></text:p>
      <text:p text:style-name="Standard"><text:span text:style-name="T3">It (moving water bottles) is a general universal process.</text:span></text:p>
      <text:p text:style-name="Standard"><text:span text:style-name="T3">We would like to know if you have competence with general universal processes.</text:span></text:p>
      <text:p text:style-name="Standard"><text:span text:style-name="T3">Thank you very much.</text:span></text:p>
      <text:p text:style-name="Standard"><text:span text:style-name="T3">Goodbye, goodbye.</text:span></text:p>
      <text:p text:style-name="Standard"><text:span text:style-name="T3">The ambassador leaves."</text:span></text:p>
      <text:p text:style-name="Standard"><text:span text:style-name="T2">(end of story-narrative)</text:span></text:p>
      <text:p text:style-name="P1"/>
      <text:p text:style-name="Standard"><text:span text:style-name="T2">Let's fill out this application together, </text:span></text:p>
      <text:p text:style-name="Standard"><text:span text:style-name="T2">starting with moving-water-bottles; </text:span></text:p>
      <text:p text:style-name="Standard"><text:span text:style-name="T2">The (moving) water is a gift that keeps on giving: it is nonsectarian and easily definable.</text:span></text:p>
      <text:p text:style-name="P1"/>
      <text:p text:style-name="Standard"><text:span text:style-name="T1">(Timeline)</text:span></text:p>
      <text:p text:style-name="Standard"><text:span text:style-name="T2">Let's start with the timeline part of the application. (The valuable-contribution part will come up later.)</text:span></text:p>
      <text:p text:style-name="Standard"><text:span text:style-name="T2">We're going to put all the tools that we can use for moving-water-bottles on a timeline from symbol transactions (old) to Agile Project Management (new).</text:span></text:p>
      <text:p text:style-name="Standard"><text:span text:style-name="T2">(This technology timeline is a fabulous activity, the kind of skill you can start in 10min and continue for a lifetime.)</text:span></text:p>
      <text:p text:style-name="P1"/>
      <text:p text:style-name="Standard"><text:span text:style-name="T2">Pirate treasure map:</text:span></text:p>
      <text:p text:style-name="Standard"><text:span text:style-name="T2">rectangle, arrow, X. </text:span></text:p>
      <text:p text:style-name="Standard"><text:soft-page-break/><text:span text:style-name="T2">The Agile Project Management end of our timeline is also where a goal is: </text:span></text:p>
      <text:p text:style-name="Standard"><text:span text:style-name="T2">Agile is the X marks the spot on a treasure map; this is what we are looking for; this is where the target has needs. </text:span></text:p>
      <text:p text:style-name="Standard"><text:span text:style-name="T2">This is where society has needs.</text:span></text:p>
      <text:p text:style-name="Standard"><text:span text:style-name="T2">Meeting the needs of the target, for example the user of what we create, is a treasure.</text:span></text:p>
      <text:p text:style-name="Standard"><text:span text:style-name="T2">Meeting the needs of the target is a treasure.</text:span></text:p>
      <text:p text:style-name="Standard"><text:span text:style-name="T2">Meeting the needs of the user is a treasure.</text:span></text:p>
      <text:p text:style-name="P1"/>
      <text:p text:style-name="Standard"><text:span text:style-name="T2">Anyone you are helping with a project can be a target.</text:span></text:p>
      <text:p text:style-name="P1"/>
      <text:p text:style-name="P1"/>
      <text:p text:style-name="P1"/>
      <text:p text:style-name="P1"/>
      <text:p text:style-name="P1"/>
      <text:p text:style-name="Standard"><text:span text:style-name="T2">(Boy) Scout Values ( Perhaps just 'Person Scouts' now?)</text:span></text:p>
      <text:p text:style-name="Standard"><text:span text:style-name="T2">A scout is</text:span></text:p>
      <text:p text:style-name="Standard"><text:span text:style-name="T2">trustworthy</text:span></text:p>
      <text:p text:style-name="Standard"><text:span text:style-name="T2">loyal</text:span></text:p>
      <text:p text:style-name="Standard"><text:span text:style-name="T2">helpful</text:span></text:p>
      <text:p text:style-name="Standard"><text:span text:style-name="T2">friendly</text:span></text:p>
      <text:p text:style-name="Standard"><text:span text:style-name="T2">courteous</text:span></text:p>
      <text:p text:style-name="Standard"><text:span text:style-name="T2">kind</text:span></text:p>
      <text:p text:style-name="Standard"><text:soft-page-break/><text:span text:style-name="T2">obedient</text:span></text:p>
      <text:p text:style-name="Standard"><text:span text:style-name="T2">cheerful </text:span></text:p>
      <text:p text:style-name="Standard"><text:span text:style-name="T2">thrifty</text:span></text:p>
      <text:p text:style-name="Standard"><text:span text:style-name="T2">brave</text:span></text:p>
      <text:p text:style-name="Standard"><text:span text:style-name="T2">clean</text:span></text:p>
      <text:p text:style-name="Standard"><text:span text:style-name="T2">revenant</text:span></text:p>
      <text:p text:style-name="P1"/>
      <text:p text:style-name="Standard"><text:span text:style-name="T2">on my honor, I will do my best to, to do my duty to, </text:span></text:p>
      <text:p text:style-name="Standard"><text:span text:style-name="T2">obey the scout law</text:span></text:p>
      <text:p text:style-name="Standard"><text:span text:style-name="T2">to HELP OTHER PEOPLE AT ALL TIMES</text:span></text:p>
      <text:p text:style-name="Standard"><text:span text:style-name="T2">to keep myself</text:span></text:p>
      <text:p text:style-name="Standard"><text:span text:style-name="T2">physically strong</text:span></text:p>
      <text:p text:style-name="Standard"><text:span text:style-name="T2">mentally awake, and </text:span></text:p>
      <text:p text:style-name="Standard"><text:span text:style-name="T2">morally straight.</text:span></text:p>
      <text:p text:style-name="P1"/>
      <text:p text:style-name="Standard"><text:span text:style-name="T2">Bravery Clause: internal whistleblowing + external confrontation.</text:span></text:p>
      <text:p text:style-name="P1"/>
      <text:p text:style-name="Standard"><text:span text:style-name="T2">A scout is prepared. Prepared for what?</text:span></text:p>
      <text:p text:style-name="Standard"><text:span text:style-name="T2">- To manage down or manage to equilibrium system collapse.</text:span></text:p>
      <text:p text:style-name="Standard"><text:span text:style-name="T2">- To manage up or manage to equilibrium system value, function, and meaning. </text:span></text:p>
      <text:p text:style-name="P1"/>
      <text:p text:style-name="Standard"><text:soft-page-break/><text:span text:style-name="T2">Regarding Scout Values: (so far as I can tell, all of these are generally accurate or true, and all of these are generally </text:span><text:span text:style-name="T4">not</text:span><text:span text:style-name="T2"> officially recognized as being accurate or true.)</text:span></text:p>
      <text:p text:style-name="Standard"><text:span text:style-name="T2">1. universal system of ethics</text:span></text:p>
      <text:p text:style-name="Standard"><text:span text:style-name="T2">2. rejected </text:span><text:span text:style-name="T4">because it is</text:span><text:span text:style-name="T2"> a universal system of ethics</text:span></text:p>
      <text:p text:style-name="Standard"><text:span text:style-name="T2">3. not definable outside of a context</text:span></text:p>
      <text:p text:style-name="Standard"><text:span text:style-name="T2">4. definable in a project-management context</text:span></text:p>
      <text:p text:style-name="P1"/>
      <text:p text:style-name="P1"/>
      <text:p text:style-name="P1"/>
      <text:p text:style-name="P1"/>
      <text:p text:style-name="P1"/>
      <text:p text:style-name="P1"/>
      <text:p text:style-name="Standard"><text:span text:style-name="T1">(end of introduction to Mnemonic)</text:span></text:p>
      <text:p text:style-name="P1"/>
      <text:p text:style-name="Standard"><text:span text:style-name="T2">Mnemonic Template:</text:span></text:p>
      <text:p text:style-name="Standard"><text:span text:style-name="T2">Four sections:</text:span></text:p>
      <text:p text:style-name="P5"><text:span text:style-name="T2">1 - Value Statements</text:span></text:p>
      <text:p text:style-name="P5"><text:span text:style-name="T2">2 - Clarification Statements (for contracts)</text:span></text:p>
      <text:p text:style-name="P5"><text:span text:style-name="T2">3 - Standard Error and Damage Report (in four subsections)</text:span></text:p>
      <text:p text:style-name="P5"><text:span text:style-name="T2">4 - Macro-Model</text:span></text:p>
      <text:p text:style-name="P6"/>
      <text:p text:style-name="Standard"><text:span text:style-name="T1">(beginning of Mnemonic)</text:span></text:p>
      <text:p text:style-name="P2"><text:soft-page-break/></text:p>
      <text:p text:style-name="P2"/>
      <text:p text:style-name="Standard"><text:span text:style-name="T2">Target ______ . (e.g. Homo sapiens and Earth)</text:span></text:p>
      <text:p text:style-name="Standard"><text:span text:style-name="T2">Hello, my name is ___ I was born in ___, my current residence is _____.</text:span></text:p>
      <text:p text:style-name="P1"/>
      <text:p text:style-name="Standard"><text:span text:style-name="T2">This should be generalizable and specifically applicable given a 5x5 participation array:</text:span></text:p>
      <text:p text:style-name="P1"/>
      <text:p text:style-name="Standard"><text:span text:style-name="T3">(Note: 1. Value Statements Section, operational definition of 'help')</text:span></text:p>
      <text:p text:style-name="P1"/>
      <text:p text:style-name="Standard"><text:span text:style-name="T1">Four <text:s/>addendum items:</text:span></text:p>
      <text:p text:style-name="Standard"><text:span text:style-name="T2">1. Setting Location Items:</text:span></text:p>
      <text:p text:style-name="Standard"><text:span text:style-name="T2">The water the wind the world,</text:span></text:p>
      <text:p text:style-name="Standard"><text:span text:style-name="T2">best practice,</text:span></text:p>
      <text:p text:style-name="Standard"><text:span text:style-name="T2">and other,</text:span></text:p>
      <text:p text:style-name="Standard"><text:span text:style-name="T2">standards,</text:span></text:p>
      <text:p text:style-name="Standard"><text:span text:style-name="T2">elements,</text:span></text:p>
      <text:p text:style-name="Standard"><text:span text:style-name="T2">protocols,</text:span></text:p>
      <text:p text:style-name="Standard"><text:span text:style-name="T2">gestalts,</text:span></text:p>
      <text:p text:style-name="Standard"><text:span text:style-name="T2">symbols, signs,</text:span></text:p>
      <text:p text:style-name="Standard"><text:span text:style-name="T2">portals pathways,</text:span></text:p>
      <text:p text:style-name="Standard"><text:span text:style-name="T2">world-as-unit items and translatable(s),</text:span></text:p>
      <text:p text:style-name="Standard"><text:soft-page-break/><text:span text:style-name="T2">fractal landscape items,</text:span></text:p>
      <text:p text:style-name="Standard"><text:span text:style-name="T2">phases of matter,</text:span></text:p>
      <text:p text:style-name="Standard"><text:span text:style-name="T2">phase transitions,</text:span></text:p>
      <text:p text:style-name="Standard"><text:span text:style-name="T2">directions, dimensions, (cardinal et al),</text:span></text:p>
      <text:p text:style-name="Standard"><text:span text:style-name="T2">post-participants,</text:span></text:p>
      <text:p text:style-name="Standard"><text:span text:style-name="T2">linear time,</text:span></text:p>
      <text:p text:style-name="Standard"><text:span text:style-name="T2">nonlinear time.</text:span></text:p>
      <text:p text:style-name="P1"/>
      <text:p text:style-name="Standard"><text:span text:style-name="T2">Q: Why are we talking about setting location areas? </text:span></text:p>
      <text:p text:style-name="Standard"><text:span text:style-name="T2">A: </text:span></text:p>
      <text:p text:style-name="Standard"><text:span text:style-name="T2">ideal chess boards</text:span></text:p>
      <text:p text:style-name="Standard"><text:span text:style-name="T2">Definitions of insanity: </text:span></text:p>
      <text:p text:style-name="Standard"><text:span text:style-name="T2">you have local factors, </text:span></text:p>
      <text:p text:style-name="Standard"><text:span text:style-name="T2">other people have different local factors, </text:span></text:p>
      <text:p text:style-name="Standard"><text:span text:style-name="T2">you need policies to cover all these areas.</text:span></text:p>
      <text:p text:style-name="P1"/>
      <text:p text:style-name="Standard"><text:span text:style-name="T2">2. Love, act responsibly towards, fulfill duty towards,</text:span></text:p>
      <text:p text:style-name="Standard"><text:span text:style-name="T2"><text:s/>including a framework borrowed from biology containing comensal</text:span></text:p>
      <text:p text:style-name="Standard"><text:span text:style-name="T2">including: </text:span></text:p>
      <text:p text:style-name="Standard"><text:span text:style-name="T2">1. energy, </text:span></text:p>
      <text:p text:style-name="Standard"><text:span text:style-name="T2">2. nutrients, </text:span></text:p>
      <text:p text:style-name="Standard"><text:soft-page-break/><text:span text:style-name="T2">3. Shannon/TuringInformation, </text:span></text:p>
      <text:p text:style-name="Standard"><text:span text:style-name="T2">4. Definition behaviors, (probably negatively defined e.g. collapse behaviors)</text:span></text:p>
      <text:p text:style-name="P1"/>
      <text:p text:style-name="Standard"><text:span text:style-name="T2">Q: Why are we talking about ethics (love duty and responsibility)? </text:span></text:p>
      <text:p text:style-name="Standard"><text:span text:style-name="T2">A: There is an epidemic of anti-best practice action and rhetoric, there should be:</text:span></text:p>
      <text:p text:style-name="Standard"><text:span text:style-name="T2">1. system medicine research area;</text:span></text:p>
      <text:p text:style-name="Standard"><text:span text:style-name="T2">2. system epidemiology task-force.</text:span></text:p>
      <text:p text:style-name="P1"/>
      <text:p text:style-name="P1"/>
      <text:p text:style-name="Standard"><text:span text:style-name="T2">3. Reception And Reflection:</text:span></text:p>
      <text:p text:style-name="Standard"><text:span text:style-name="T2">There is a time for reception and reflection.</text:span></text:p>
      <text:p text:style-name="Standard"><text:span text:style-name="T2">I will be receptive and reflective for a [period of] time </text:span></text:p>
      <text:p text:style-name="Standard"><text:span text:style-name="T2">for example 3-5 inhalation-exhalation cycles,</text:span></text:p>
      <text:p text:style-name="Standard"><text:span text:style-name="T2">(e.g.)</text:span></text:p>
      <text:p text:style-name="Standard"><text:span text:style-name="T2">1 meter squared</text:span></text:p>
      <text:p text:style-name="Standard"><text:span text:style-name="T2">1 meter diameter</text:span></text:p>
      <text:p text:style-name="Standard"><text:span text:style-name="T2">+</text:span></text:p>
      <text:p text:style-name="Standard"><text:span text:style-name="T2">three levels of duty (pre-participant, participant, post-participant) + participation-modes</text:span></text:p>
      <text:p text:style-name="P1"/>
      <text:p text:style-name="Standard"><text:span text:style-name="T2">4. </text:span></text:p>
      <text:p text:style-name="Standard"><text:span text:style-name="T2">range of motion</text:span></text:p>
      <text:p text:style-name="Standard"><text:soft-page-break/><text:span text:style-name="T2">non-transference (non-automatic learning, non-general learning)</text:span></text:p>
      <text:p text:style-name="Standard"><text:span text:style-name="T2">(policies on) errors and mistakes</text:span></text:p>
      <text:p text:style-name="Standard"><text:span text:style-name="T2">vetruvian-egg-shell</text:span></text:p>
      <text:p text:style-name="Standard"><text:span text:style-name="T2">empathy and compassion</text:span></text:p>
      <text:p text:style-name="P1"/>
      <text:p text:style-name="P1"/>
      <text:p text:style-name="P1"/>
      <text:p text:style-name="P1"/>
      <text:p text:style-name="P1"/>
      <text:p text:style-name="P1"/>
      <text:p text:style-name="Standard"><text:span text:style-name="T1">Participation Array, 5x5 items:</text:span></text:p>
      <text:p text:style-name="Standard"><text:span text:style-name="T2">1. Participation Items</text:span></text:p>
      <text:p text:style-name="Standard"><text:span text:style-name="T2">2. Setting Location Items</text:span></text:p>
      <text:p text:style-name="Standard"><text:span text:style-name="T2">3. Definition Behavior Items</text:span></text:p>
      <text:p text:style-name="Standard"><text:span text:style-name="T2">4. proximity scale contact interaction exposure items Contact Exposure Proximity interaction scale items</text:span></text:p>
      <text:p text:style-name="Standard"><text:span text:style-name="T2">5. Standard Set of Agreed Upon Goals Means Methods Etc.</text:span></text:p>
      <text:p text:style-name="P1"/>
      <text:p text:style-name="Standard"><text:span text:style-name="T1">Four Areas of Interaction:</text:span></text:p>
      <text:p text:style-name="Standard"><text:span text:style-name="T6">1. (Participant Diversity) Love, Duty, Responsibility Including boundary dissolution Areas, </text:span></text:p>
      <text:p text:style-name="Standard"><text:span text:style-name="T2">including</text:span></text:p>
      <text:p text:style-name="Standard"><text:span text:style-name="T2">1.1 time space location</text:span></text:p>
      <text:p text:style-name="Standard"><text:soft-page-break/><text:span text:style-name="T2">1.2 perception</text:span></text:p>
      <text:p text:style-name="Standard"><text:span text:style-name="T2">1.3 action</text:span></text:p>
      <text:p text:style-name="Standard"><text:span text:style-name="T2">1.4 experience</text:span></text:p>
      <text:p text:style-name="Standard"><text:span text:style-name="T2">1.5 votes on goals means methods</text:span></text:p>
      <text:p text:style-name="P1"/>
      <text:p text:style-name="Standard"><text:span text:style-name="T2">"Operational Definition of ""Help"":</text:span></text:p>
      <text:p text:style-name="Standard"><text:span text:style-name="T2">Deploying a feature that meets a stated and indicated goal and need of a user"</text:span></text:p>
      <text:p text:style-name="P1"/>
      <text:p text:style-name="Standard"><text:span text:style-name="T1">2. Giving Help</text:span></text:p>
      <text:p text:style-name="Standard"><text:span text:style-name="T1">3. Receiving Help</text:span></text:p>
      <text:p text:style-name="Standard"><text:span text:style-name="T2">Help here is operationally defined as sustainably deploying features that meet the stated and indicated needs and goals of a user.</text:span></text:p>
      <text:p text:style-name="P1"/>
      <text:p text:style-name="Standard"><text:span text:style-name="T1">4. Drake Equation Vessel Functions in the following seven areas</text:span></text:p>
      <text:p text:style-name="Standard"><text:span text:style-name="T2">Sub-Participants can should will want to do help and or help with serve and or serve with setting location items or offer legal vessel contract in the following seven areas:</text:span></text:p>
      <text:p text:style-name="Standard"><text:span text:style-name="T2">4.1 Sensory Motor (Lear: Use My Eyes) Areas (plus electromagnetism)</text:span></text:p>
      <text:p text:style-name="Standard"><text:span text:style-name="T2">4.2 Benzaiten Saraswati Areas (plus historical continuity, minus high definition input output data literacy /numeracy) Note: translation and transmission</text:span></text:p>
      <text:p text:style-name="Standard"><text:span text:style-name="T2">4.3 Embodyment channeling items: theater-groups and community interaction, CRV, active-imagination</text:span></text:p>
      <text:p text:style-name="Standard"><text:span text:style-name="T2">4.4 Functions and Operations</text:span></text:p>
      <text:p text:style-name="Standard"><text:span text:style-name="T2">4.4.1 Null, Void</text:span></text:p>
      <text:p text:style-name="Standard"><text:span text:style-name="T2">4.4.1.1 negative choices and definitions</text:span></text:p>
      <text:p text:style-name="Standard"><text:span text:style-name="T2">4.4.1.2 consciousness array: 3 fractal vectors</text:span></text:p>
      <text:p text:style-name="Standard"><text:soft-page-break/><text:span text:style-name="T2">4.4.1.2.1 time, body</text:span></text:p>
      <text:p text:style-name="Standard"><text:span text:style-name="T2">4.4.1.2.2. object location event</text:span></text:p>
      <text:p text:style-name="Standard"><text:span text:style-name="T2">4.4.1.2.3. behaviors (in out on off start stop begin end dual non-dual mundane non-mundane), , </text:span></text:p>
      <text:p text:style-name="Standard"><text:span text:style-name="T2">4.4.1.2.3.1 in out on off start stop begin end dual non-dual mundane non-mundane</text:span></text:p>
      <text:p text:style-name="Standard"><text:span text:style-name="T2">4.4.1.2.3.2 policy (translation perception coordination collaboration non-discrimination non-collapse)</text:span></text:p>
      <text:p text:style-name="Standard"><text:span text:style-name="T2">4.4.2 Reception Reflection Absorption</text:span></text:p>
      <text:p text:style-name="Standard"><text:span text:style-name="T2">4.4.3 Something hard, Something soft areas</text:span></text:p>
      <text:p text:style-name="Standard"><text:span text:style-name="T2">4.4.4 input output processing areas (metrics?)</text:span></text:p>
      <text:p text:style-name="Standard"><text:span text:style-name="T2">4.4.5 Cross Context Areas</text:span></text:p>
      <text:p text:style-name="P1"/>
      <text:p text:style-name="Standard"><text:span text:style-name="T1">5. definition dark areas off the one tree</text:span></text:p>
      <text:p text:style-name="Standard"><text:span text:style-name="T1">6. world dancing, world singing, the song and dance of compromise</text:span></text:p>
      <text:p text:style-name="Standard"><text:span text:style-name="T1">7. professional technical production advice:</text:span><text:span text:style-name="T2"> six sigma for rivers, grains of sand, ecosystems, keystone species</text:span></text:p>
      <text:p text:style-name="P1"/>
      <text:p text:style-name="Standard"><text:span text:style-name="T1">8. Number 8 (a kind of separate branch-area: )</text:span></text:p>
      <text:p text:style-name="Standard"><text:span text:style-name="T2">1. <text:s/>Help others at all times: I will do my best to help all parties according to all known best practice standards and protocols to manage up or manage to equilibrium system value function and meaning, to manage down or manage to equilibrium system collapse.</text:span></text:p>
      <text:p text:style-name="Standard"><text:span text:style-name="T2">2. <text:s/>Best Practice Blessing: </text:span></text:p>
      <text:p text:style-name="P5"><text:span text:style-name="T2">"May you may we may noun, </text:span></text:p>
      <text:p text:style-name="P5"><text:span text:style-name="T2">become proficient in the sustainable cultivation of value function and meaning,</text:span></text:p>
      <text:p text:style-name="P5"><text:span text:style-name="T2">via a local implementation of generalized system best practice,</text:span></text:p>
      <text:p text:style-name="P5"><text:span text:style-name="T2">with local spice and sauce."</text:span></text:p>
      <text:p text:style-name="Standard"><text:soft-page-break/><text:span text:style-name="T2">3. <text:s/>Learn from mistakes, your mistakes and the mistakes of others. You are the protector of those who cannot or do not learn from mistakes.</text:span></text:p>
      <text:p text:style-name="P1"/>
      <text:p text:style-name="P1"/>
      <text:p text:style-name="P1"/>
      <text:p text:style-name="P1"/>
      <text:p text:style-name="P1"/>
      <text:p text:style-name="P1"/>
      <text:p text:style-name="P1"/>
      <text:p text:style-name="Standard"><text:span text:style-name="T1">2. Clarification Statements Section:</text:span><text:span text:style-name="T2"> Disinformation &amp; System Collapse</text:span></text:p>
      <text:p text:style-name="P1"/>
      <text:p text:style-name="Standard"><text:span text:style-name="T3">("clarification statements" relate to system defense, system immune-system, diagnostics, disinformation, collapse-metrics, weak-points</text:span></text:p>
      <text:p text:style-name="Standard"><text:span text:style-name="T3">Definition node: "It is bad, It is wrong, it causes system collapse, it should not be done, and I will not do it.")</text:span></text:p>
      <text:p text:style-name="P1"/>
      <text:p text:style-name="P1"/>
      <text:p text:style-name="Standard"><text:span text:style-name="T2">Given enough participants, there will be participants who will push to and past the point of system collapse.</text:span></text:p>
      <text:p text:style-name="P1"/>
      <text:p text:style-name="P7"><text:span text:style-name="T2">(You need to know that this happens.</text:span></text:p>
      <text:p text:style-name="P7"><text:span text:style-name="T2">You need to know where and how it happens.</text:span></text:p>
      <text:p text:style-name="P7"><text:span text:style-name="T2">You need to know what it looks like.</text:span></text:p>
      <text:p text:style-name="P7"><text:span text:style-name="T2">You need to know how to prepare and prevent it.)</text:span></text:p>
      <text:p text:style-name="P1"/>
      <text:p text:style-name="Standard"><text:soft-page-break/><text:span text:style-name="T2">Whether or not a statement should be clarified is an important item that should be dealt with according to all known best practices standards and protocols. No unilateral changes to group agreed upon goals, means and methods, and no unilateral system collapse.</text:span></text:p>
      <text:p text:style-name="P1"/>
      <text:p text:style-name="P1"/>
      <text:p text:style-name="Standard"><text:span text:style-name="T1">Two Tautology Areas:</text:span></text:p>
      <text:p text:style-name="Standard"><text:span text:style-name="T2">2.1 Three items which are also (Three) categories:</text:span></text:p>
      <text:p text:style-name="Standard"><text:span text:style-name="T2">"2.1.1 </text:span><text:span text:style-name="T1">Participation</text:span><text:span text:style-name="T2">: participating on the behalf of participants without the participation </text:span></text:p>
      <text:p text:style-name="Standard"><text:span text:style-name="T2">is bad, it's wrong, it should not be done, and I will not do it."</text:span></text:p>
      <text:p text:style-name="Standard"><text:span text:style-name="T2">"2.1.2 </text:span><text:span text:style-name="T1">Best practice</text:span><text:span text:style-name="T2">: mismanaging general-system-management areas </text:span></text:p>
      <text:p text:style-name="Standard"><text:span text:style-name="T2">is bad, it's wrong, it should not be done, and I will not do it."</text:span></text:p>
      <text:p text:style-name="Standard"><text:span text:style-name="T2">"2.1.3 </text:span><text:span text:style-name="T1">Causality models</text:span><text:span text:style-name="T2">: Concept-check: scapegoating and elimination: Identifying any entire part of the world as to be scapegoated and eliminated </text:span></text:p>
      <text:p text:style-name="Standard"><text:span text:style-name="T2">is bad, it's wrong, it should not be done and I will not do it."</text:span></text:p>
      <text:p text:style-name="P1"/>
      <text:p text:style-name="Standard"><text:span text:style-name="T1">2.2 Positive and negatively defined areas ("top and bottom" chart areas)</text:span></text:p>
      <text:p text:style-name="Standard"><text:span text:style-name="T2">Identifying system collapse as a goal, not indirectly as in dark lighthouse but directly as in exacerbating system collapse, as part of any area of the standard set of agreed upon goal means method areas, is bad, wrong, causes system collapse, it should not be done, and I will not do it. </text:span></text:p>
      <text:p text:style-name="P1"/>
      <text:p text:style-name="Standard"><text:span text:style-name="T2">2.2.1 <text:s/>following worst possible options</text:span></text:p>
      <text:p text:style-name="Standard"><text:span text:style-name="T2">2.2.2 <text:s/>playing nazi chess</text:span></text:p>
      <text:p text:style-name="Standard"><text:span text:style-name="T2">2.2.3 <text:s/>mismanaging categories of types of systems</text:span></text:p>
      <text:p text:style-name="Standard"><text:span text:style-name="T2">2.2.4 <text:s/>mismanaging Standard System Policy Areas:</text:span></text:p>
      <text:p text:style-name="Standard"><text:span text:style-name="T2">for example: <text:s/></text:span></text:p>
      <text:p text:style-name="Standard"><text:span text:style-name="T2">1. Mismanaging Split substantiations: for example </text:span></text:p>
      <text:p text:style-name="P5"><text:soft-page-break/><text:span text:style-name="T2">'they are all good' </text:span></text:p>
      <text:p text:style-name="P5"><text:span text:style-name="T2">'they are all bad' </text:span></text:p>
      <text:p text:style-name="P5"><text:span text:style-name="T2">'they should be dealt with by cramming them together or splitting them apart"</text:span></text:p>
      <text:p text:style-name="Standard"><text:span text:style-name="T2">2. golden circle inside outside asymmetry, deleterious effects include: causality schedules contracts</text:span></text:p>
      <text:p text:style-name="Standard"><text:span text:style-name="T2">3. system inversion is a standard data artifact</text:span></text:p>
      <text:p text:style-name="Standard"><text:span text:style-name="T2">4. basal distal disjunctions: is a proxy(model) for (operationally defined system) 'violence'.</text:span></text:p>
      <text:p text:style-name="Standard"><text:span text:style-name="T2">5. negative choices and definitions: don't ignore them</text:span></text:p>
      <text:p text:style-name="Standard"><text:span text:style-name="T2">6. turning on and off system processes: (for example) comparing policy from roman catholicism, south Korea and Judaeica</text:span></text:p>
      <text:p text:style-name="Standard"><text:span text:style-name="T2">7. half dark dichotomies: more on that lat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Standard"><text:span text:style-name="T1">3. Standard Error and Damage Report in four sub-Sections</text:span></text:p>
      <text:p text:style-name="P3"/>
      <text:p text:style-name="Standard"><text:span text:style-name="T1">3.1 infection overall</text:span></text:p>
      <text:p text:style-name="Standard"><text:span text:style-name="T2">3.1.1 _________tartget population is extremely infected</text:span></text:p>
      <text:p text:style-name="Standard"><text:span text:style-name="T2">3.1.2 there are most likely autonomous infections</text:span></text:p>
      <text:p text:style-name="Standard"><text:span text:style-name="T2">3.1.3 there are most likely plots against the setting location items</text:span></text:p>
      <text:p text:style-name="Standard"><text:span text:style-name="T2">3.1.4 personally identify with system collapse</text:span></text:p>
      <text:p text:style-name="Standard"><text:span text:style-name="T2">3.1.5 Culturally follow system collapse</text:span></text:p>
      <text:p text:style-name="P1"/>
      <text:p text:style-name="Standard"><text:span text:style-name="T1">3.2 System Membranes</text:span></text:p>
      <text:p text:style-name="Standard"><text:span text:style-name="T2">3.2.1 _________tartget_population has no system membranes.</text:span></text:p>
      <text:p text:style-name="Standard"><text:span text:style-name="T2">The standard size effects of non having system membranes include:</text:span></text:p>
      <text:p text:style-name="Standard"><text:span text:style-name="T2">3.2.2.1 meat shielding</text:span></text:p>
      <text:p text:style-name="Standard"><text:span text:style-name="T2">3.2.2.2 junk clouding </text:span></text:p>
      <text:p text:style-name="Standard"><text:span text:style-name="T2">3.2.2.3 growth racing</text:span></text:p>
      <text:p text:style-name="Standard"><text:span text:style-name="T2">3.2.2.4 self/child cannibalism</text:span></text:p>
      <text:p text:style-name="Standard"><text:span text:style-name="T2">3.2.2.5 increasingly uninhabitable habitat seeking</text:span></text:p>
      <text:p text:style-name="P1"><text:soft-page-break/></text:p>
      <text:p text:style-name="Standard"><text:span text:style-name="T2">3.3 The next area has to do with system participation behaviors:</text:span></text:p>
      <text:p text:style-name="Standard"><text:span text:style-name="T2">This is a linear narrative walkthrough through an array,</text:span></text:p>
      <text:p text:style-name="Standard"><text:span text:style-name="T2">_________tartget_population shows no sign of system participation behaviors.</text:span></text:p>
      <text:p text:style-name="Standard"><text:span text:style-name="T2">_________tartget_population show no signs of developmental pathways towards system participation behaviors.</text:span></text:p>
      <text:p text:style-name="Standard"><text:span text:style-name="T2">_________tartget_population show no signs of meta population networked developmental pathways towards system participation behaviors:</text:span></text:p>
      <text:p text:style-name="Standard"><text:span text:style-name="T2">- refugia</text:span></text:p>
      <text:p text:style-name="Standard"><text:span text:style-name="T2">- discussion</text:span></text:p>
      <text:p text:style-name="Standard"><text:span text:style-name="T2">- recognition</text:span></text:p>
      <text:p text:style-name="Standard"><text:span text:style-name="T2">- use</text:span></text:p>
      <text:p text:style-name="Standard"><text:span text:style-name="T2">- identification</text:span></text:p>
      <text:p text:style-name="Standard"><text:span text:style-name="T2">- coordination</text:span></text:p>
      <text:p text:style-name="P1"/>
      <text:p text:style-name="Standard"><text:span text:style-name="T2">Concept: (value function and meaning)</text:span></text:p>
      <text:p text:style-name="Standard"><text:span text:style-name="T2">Concept: (system fitness)</text:span></text:p>
      <text:p text:style-name="Standard"><text:span text:style-name="T2">Concept: (system collapse)</text:span></text:p>
      <text:p text:style-name="P1"/>
      <text:p text:style-name="Standard"><text:span text:style-name="T2">_________ show no signs of having a concept of system collapse.</text:span></text:p>
      <text:p text:style-name="Standard"><text:span text:style-name="T2">_________ show no signs of having a concept of system fitness.</text:span></text:p>
      <text:p text:style-name="Standard"><text:span text:style-name="T2">_________ show no signs of having a concept of value, function, and meaning.</text:span></text:p>
      <text:p text:style-name="Standard"><text:span text:style-name="T2">etc</text:span></text:p>
      <text:p text:style-name="P1"><text:soft-page-break/></text:p>
      <text:p text:style-name="Standard"><text:span text:style-name="T2">_________ shows no signs of having a concept of </text:span><text:span text:style-name="T1">cross-contextual system models and tools</text:span></text:p>
      <text:p text:style-name="Standard"><text:span text:style-name="T2">_________ shows no signs of having empirical behavioral use of </text:span><text:span text:style-name="T1">cross-contextual system models and tools.</text:span></text:p>
      <text:p text:style-name="P1"/>
      <text:p text:style-name="Standard"><text:span text:style-name="T2">_________ </text:span><text:span text:style-name="T5">does show</text:span><text:span text:style-name="T2"> signs of empirical behavioral use of </text:span><text:span text:style-name="T1">general generality</text:span></text:p>
      <text:p text:style-name="Standard"><text:span text:style-name="T2">_________ shows no signs of having a concept of</text:span><text:span text:style-name="T1"> general generality</text:span></text:p>
      <text:p text:style-name="P1"/>
      <text:p text:style-name="P1"/>
      <text:p text:style-name="Standard"><text:span text:style-name="T1">3.4 policy areas:</text:span></text:p>
      <text:p text:style-name="Standard"><text:span text:style-name="T2">x_population is dedicated to the </text:span></text:p>
      <text:p text:style-name="Standard"><text:span text:style-name="T2">- destruction</text:span></text:p>
      <text:p text:style-name="Standard"><text:span text:style-name="T2">- exploitation </text:span></text:p>
      <text:p text:style-name="Standard"><text:span text:style-name="T2">- misuse</text:span></text:p>
      <text:p text:style-name="Standard"><text:span text:style-name="T2">- eradication</text:span></text:p>
      <text:p text:style-name="Standard"><text:span text:style-name="T2">- torture</text:span></text:p>
      <text:p text:style-name="Standard"><text:span text:style-name="T2">- scapegoating</text:span></text:p>
      <text:p text:style-name="Standard"><text:span text:style-name="T2">- coverup</text:span></text:p>
      <text:p text:style-name="Standard"><text:span text:style-name="T2">of general system management areas.</text:span></text:p>
      <text:p text:style-name="P1"/>
      <text:p text:style-name="P1"/>
      <text:p text:style-name="P1"/>
      <text:p text:style-name="P1"><text:soft-page-break/></text:p>
      <text:p text:style-name="Standard"><text:span text:style-name="T1">4. Macro Model</text:span></text:p>
      <text:p text:style-name="Standard"><text:span text:style-name="T2">Background:</text:span></text:p>
      <text:p text:style-name="Standard"><text:span text:style-name="T2">- helping</text:span></text:p>
      <text:p text:style-name="Standard"><text:span text:style-name="T2">- dutiy</text:span></text:p>
      <text:p text:style-name="Standard"><text:span text:style-name="T2">- collaboration</text:span></text:p>
      <text:p text:style-name="Standard"><text:span text:style-name="T2">- maybe values</text:span></text:p>
      <text:p text:style-name="P1"/>
      <text:p text:style-name="Standard"><text:span text:style-name="T1">Array:</text:span></text:p>
      <text:p text:style-name="Standard"><text:span text:style-name="T2">development population</text:span></text:p>
      <text:p text:style-name="Standard"><text:span text:style-name="T2">(new set of sets)</text:span></text:p>
      <text:p text:style-name="Standard"><text:span text:style-name="T2">categories of types of systems / boundaries membranes and interfaces</text:span></text:p>
      <text:p text:style-name="Standard"><text:span text:style-name="T2">(new set of sets)</text:span></text:p>
      <text:p text:style-name="Standard"><text:span text:style-name="T2">disturbance regimes &amp; epidemiology</text:span></text:p>
      <text:p text:style-name="Standard"><text:span text:style-name="T2">+</text:span></text:p>
      <text:p text:style-name="Standard"><text:span text:style-name="T2">perception </text:span></text:p>
      <text:p text:style-name="Standard"><text:span text:style-name="T2">habitability </text:span></text:p>
      <text:p text:style-name="Standard"><text:span text:style-name="T2">feedback</text:span></text:p>
      <text:p text:style-name="Standard"><text:span text:style-name="T2">learning </text:span></text:p>
      <text:p text:style-name="Standard"><text:span text:style-name="T2">habit </text:span></text:p>
      <text:p text:style-name="Standard"><text:span text:style-name="T2">accretion</text:span></text:p>
      <text:p text:style-name="P1"><text:soft-page-break/></text:p>
      <text:p text:style-name="Standard"><text:span text:style-name="T1">4 paired areas:</text:span></text:p>
      <text:p text:style-name="Standard"><text:span text:style-name="T2">- orientation navigation</text:span></text:p>
      <text:p text:style-name="Standard"><text:span text:style-name="T2">- signals (and information)</text:span></text:p>
      <text:p text:style-name="Standard"><text:span text:style-name="T2">- law code script</text:span></text:p>
      <text:p text:style-name="Standard"><text:span text:style-name="T2">- defense, immune systems</text:span></text:p>
      <text:p text:style-name="P1"/>
      <text:p text:style-name="Standard"><text:span text:style-name="T1">4.1 Hospital-Areas &amp; Modeling Areas:</text:span></text:p>
      <text:p text:style-name="P1"/>
      <text:p text:style-name="Standard"><text:span text:style-name="T1">Hopital areas:</text:span></text:p>
      <text:p text:style-name="P7"><text:span text:style-name="T2">- system helping healing repair</text:span></text:p>
      <text:p text:style-name="P7"><text:span text:style-name="T2">- looking for lost elements</text:span></text:p>
      <text:p text:style-name="P7"><text:span text:style-name="T2">- disentangling good and bad elements</text:span></text:p>
      <text:p text:style-name="P7"><text:span text:style-name="T2">- grafting and synthetics</text:span></text:p>
      <text:p text:style-name="P7"><text:span text:style-name="T2">- apoptosis and necrosis</text:span></text:p>
      <text:p text:style-name="P1"/>
      <text:p text:style-name="Standard"><text:span text:style-name="T1">Modeling Areas:</text:span></text:p>
      <text:p text:style-name="Standard"><text:span text:style-name="T2">All sub-disciplines of system and definition studies:</text:span></text:p>
      <text:p text:style-name="P7"><text:span text:style-name="T2">- system distribution</text:span></text:p>
      <text:p text:style-name="P7"><text:span text:style-name="T2">- ISEP areas</text:span></text:p>
      <text:p text:style-name="P7"><text:span text:style-name="T2">- input-output measures</text:span></text:p>
      <text:p text:style-name="P7"><text:soft-page-break/><text:span text:style-name="T2">- system circuits</text:span></text:p>
      <text:p text:style-name="P7"><text:span text:style-name="T2">- system functions</text:span></text:p>
      <text:p text:style-name="P7"><text:span text:style-name="T2">etc.</text:span></text:p>
      <text:p text:style-name="P1"/>
      <text:p text:style-name="P1"/>
      <text:p text:style-name="Standard"><text:span text:style-name="T1">Statement of duty &amp; responsibility: I will work harder.</text:span></text:p>
      <text:p text:style-name="P1"/>
      <text:p text:style-name="Standard"><text:span text:style-name="T1">This is a statement that I give in all channels:</text:span></text:p>
      <text:p text:style-name="P7"><text:span text:style-name="T2">with or without:</text:span></text:p>
      <text:p text:style-name="P7"><text:span text:style-name="T2">hope,</text:span></text:p>
      <text:p text:style-name="P7"><text:span text:style-name="T2">trust,</text:span></text:p>
      <text:p text:style-name="P7"><text:span text:style-name="T2">belief,</text:span></text:p>
      <text:p text:style-name="P7"><text:span text:style-name="T2">faith,</text:span></text:p>
      <text:p text:style-name="P7"><text:span text:style-name="T2">continual perpetual external moral reinforcement,</text:span></text:p>
      <text:p text:style-name="P7"><text:span text:style-name="T2">forgiveness,</text:span></text:p>
      <text:p text:style-name="P7"><text:span text:style-name="T2">patience, or</text:span></text:p>
      <text:p text:style-name="P7"><text:span text:style-name="T2">gratitude;</text:span></text:p>
      <text:p text:style-name="Standard"><text:span text:style-name="T1">I will work harder.</text:span></text:p>
      <text:p text:style-name="P1"/>
      <text:p text:style-name="Standard"><text:span text:style-name="T2">+</text:span></text:p>
      <text:p text:style-name="Standard"><text:span text:style-name="T2">Vitruvian Range of Motion fitness activities, PT, SLP,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5" meta:paragraph-count="406" meta:word-count="2857" meta:character-count="18256" meta:non-whitespace-character-count="15744"/>
    <meta:generator>LibreOfficeDev/6.0.5.2$Linux_X86_64 LibreOffice_project/</meta:generator>
  </office:meta>
</office:document-meta>
</file>